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cad" officeooo:paragraph-rsid="000c4ca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55b" officeooo:paragraph-rsid="000ce55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55b" officeooo:paragraph-rsid="000ea4e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d4d" officeooo:paragraph-rsid="00143d4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d4d" officeooo:paragraph-rsid="00143d4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59a6" officeooo:paragraph-rsid="001559a6" style:font-size-asian="12pt" style:font-weight-asian="normal" style:font-size-complex="12pt" style:font-weight-complex="normal"/>
    </style:style>
    <style:style style:name="T1" style:family="text">
      <style:text-properties officeooo:rsid="000ea4e3"/>
    </style:style>
    <style:style style:name="T2" style:family="text">
      <style:text-properties officeooo:rsid="000fb902"/>
    </style:style>
    <style:style style:name="T3" style:family="text">
      <style:text-properties officeooo:rsid="00116cc4"/>
    </style:style>
    <style:style style:name="T4" style:family="text">
      <style:text-properties officeooo:rsid="0012e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Informáticos</text:p>
      <text:p text:style-name="P1"/>
      <text:p text:style-name="P2">En la carpeta Abrir Terminal</text:p>
      <text:p text:style-name="P2"/>
      <text:p text:style-name="P2"><text:tab/>git config (solo para una carpeta)</text:p>
      <text:p text:style-name="P3"><text:tab/>git config –gobal <text:span text:style-name="T1">user.name “Carol SI”</text:span> (para configurar Git, para tu usuario)</text:p>
      <text:p text:style-name="P2"><text:tab/><text:span text:style-name="T1">git config –global user.email “</text:span><text:a xlink:type="simple" xlink:href="mailto:cmiguezbaquero@gmail.com" text:style-name="Internet_20_link" text:visited-style-name="Visited_20_Internet_20_Link"><text:span text:style-name="T1">cmiguezbaquero@gmail.com</text:span></text:a><text:span text:style-name="T1">”</text:span></text:p>
      <text:p text:style-name="P2"><text:tab/><text:span text:style-name="T1">nano ../../.gitconfig</text:span></text:p>
      <text:p text:style-name="P2"><text:tab/><text:span text:style-name="T2">git init (es donde el programa de Git guarda las nuevas versiones)</text:span></text:p>
      <text:p text:style-name="P2"><text:tab/><text:span text:style-name="T2">git status </text:span><text:span text:style-name="T3">(ver como está la version)</text:span></text:p>
      <text:p text:style-name="P2"><text:tab/><text:span text:style-name="T3">git add <text:s/>&lt;file&gt;</text:span></text:p>
      <text:p text:style-name="P2"><text:tab/><text:span text:style-name="T4">git commit -m “nombre archivo” (guardar)</text:span></text:p>
      <text:p text:style-name="P2"/>
      <text:p text:style-name="P4">Binario</text:p>
      <text:p text:style-name="P4"/>
      <text:p text:style-name="P4">128<text:tab/>64<text:tab/>32<text:tab/>16<text:tab/>8<text:tab/>4<text:tab/>2<text:tab/>1<text:tab/>0,5<text:tab/>0,25</text:p>
      <text:p text:style-name="P4"/>
      <text:p text:style-name="P6">Existe un teorema fundamental de la numeración que ya aprendimos en primaria:</text:p>
      <text:p text:style-name="P6"/>
      <text:p text:style-name="P6">1.725 = 1 * 1000+7 * 100 + 2 * 10 / 5 * 1</text:p>
      <text:p text:style-name="P6"/>
      <text:p text:style-name="P6">Como es un sistema decimal, los pesos sn potencias de 10. Diez elevado a 0 es 1, 10 elevado a 1 es 10, 10 elevado a 2 es 100 y así sucesivamente.</text:p>
      <text:p text:style-name="P6"/>
      <text:p text:style-name="P4"><text:s/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4:19.908680822</meta:creation-date>
    <dc:date>2025-09-19T18:45:11.644049188</dc:date>
    <meta:editing-duration>PT32M26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1" meta:paragraph-count="16" meta:word-count="130" meta:character-count="703" meta:non-whitespace-character-count="578"/>
  </office:meta>
</office:document-meta>
</file>